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4dd" officeooo:paragraph-rsid="000144d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nese 12ch A/C</text:p>
      <text:p text:style-name="P1">DMX Universe 2, Address 001</text:p>
      <text:p text:style-name="P1">Switches On: 1, Off: 2-10</text:p>
      <text:p text:style-name="P1"/>
      <text:p text:style-name="P1">DMX Universe 2, Address 013</text:p>
      <text:p text:style-name="P1">Switches On: 1, 3, 4, Off: 2, 5-10</text:p>
      <text:p text:style-name="P1"/>
      <text:p text:style-name="P1">Chinese 27 DC</text:p>
      <text:p text:style-name="P1">DMX Universe 2, Address 049</text:p>
      <text:p text:style-name="P1">Switches On: 1, 5, 6, Off: 2-4, 7-10</text:p>
      <text:p text:style-name="P1"/>
      <text:p text:style-name="P1">CTB24D 12ch DC</text:p>
      <text:p text:style-name="P1">DMX Universe 2, Address 025</text:p>
      <text:p text:style-name="P1">Switches On: 5, 6, 9, Off 1-4, 7, 8</text:p>
      <text:p text:style-name="P1">LED Blinking (Twice per second) <text:span text:style-name="T1">NOT</text:span> receiving data!</text:p>
      <text:p text:style-name="P1">LED Solid, Receiving valid LOR or DMX data</text:p>
      <text:p text:style-name="P1"/>
      <text:p text:style-name="P1">CTB16PC 16ch A/C Gen 3</text:p>
      <text:p text:style-name="P1">Unit ID must be set using LOR Hardware Utility</text:p>
      <text:p text:style-name="P1">LED Blinking (Twice per second) <text:span text:style-name="T1">NOT</text:span> receiving data!</text:p>
      <text:p text:style-name="P1">LED Solid, Receiving valid LOR or DMX data</text:p>
      <text:p text:style-name="P1">Black to Unit ID 3, DMX Universe 1 Address 49</text:p>
      <text:p text:style-name="P1">Gray to Unit IDs 8 and 9, DMX Universe 2, Addresses 97 and 113</text:p>
      <text:p text:style-name="P1">Metal to Unit IDs 7 and 8, DMX Universe 2, Addresses 81 and 97</text:p>
      <text:p text:style-name="P1"/>
      <text:p text:style-name="P1">LOR1602W Gen 1</text:p>
      <text:p text:style-name="P1">DMX Universe 2, Address 049</text:p>
      <text:p text:style-name="P1">Wheels to 0 and 4</text:p>
      <text:p text:style-name="P1">LED Blinking (Twice per second) <text:span text:style-name="T1">NOT</text:span> receiving data!</text:p>
      <text:p text:style-name="P1">LED Solid, Receiving valid LOR or DMX data</text:p>
      <text:p text:style-name="P1"/>
      <text:p text:style-name="P1">LOR1602W Gen 3</text:p>
      <text:p text:style-name="P1">DMX Universe 1, Addresses 65 and 81</text:p>
      <text:p text:style-name="P1">Use front panel to set addresses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2-10-25T17:27:35.429000000</meta:creation-date>
    <dc:date>2022-10-25T18:33:22.964000000</dc:date>
    <dc:creator>Doctor Wizard</dc:creator>
    <meta:editing-duration>PT1H5M47S</meta:editing-duration>
    <meta:editing-cycles>2</meta:editing-cycles>
    <meta:generator>LibreOffice/7.4.1.2$Windows_X86_64 LibreOffice_project/3c58a8f3a960df8bc8fd77b461821e42c061c5f0</meta:generator>
    <meta:printed-by>Doctor Wizard</meta:printed-by>
    <meta:print-date>2022-10-25T18:33:19.373000000</meta:print-date>
    <meta:document-statistic meta:table-count="0" meta:image-count="0" meta:object-count="0" meta:page-count="1" meta:paragraph-count="28" meta:word-count="188" meta:character-count="936" meta:non-whitespace-character-count="776"/>
  </office:meta>
</office:document-meta>
</file>